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44"/>
    <style:style style:name="ce5" style:family="table-cell" style:parent-style-name="Default" style:data-style-name="N0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/>
    </style:style>
    <style:style style:name="ce1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0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  <style:map style:condition="cell-content()&gt;0" style:apply-style-name="Good" style:base-cell-address="structure_thesis.H21"/>
      <style:map style:condition="cell-content()&lt;0" style:apply-style-name="Error" style:base-cell-address="structure_thesis.H21"/>
    </style:style>
    <style:style style:name="ce23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interviews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5"/>
        <table:table-row table:style-name="ro1">
          <table:table-cell office:value-type="string" calcext:value-type="string">
            <text:p>Interview</text:p>
          </table:table-cell>
          <table:table-cell table:style-name="Default" office:value-type="string" calcext:value-type="string">
            <text:p>Dauer</text:p>
          </table:table-cell>
          <table:table-cell table:style-name="Default" office:value-type="string" calcext:value-type="string">
            <text:p>Pag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time" office:time-value="PT01H19M09S" calcext:value-type="time">
            <text:p>01:19:0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time" office:time-value="PT01H05M55S" calcext:value-type="time">
            <text:p>01:05: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time" office:time-value="PT01H15M44S" calcext:value-type="time">
            <text:p>01:15: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time" office:time-value="PT01H28M34S" calcext:value-type="time">
            <text:p>01:28:3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time" office:time-value="PT01H08M05S" calcext:value-type="time">
            <text:p>01:08: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time" office:time-value="PT00H59M28S" calcext:value-type="time">
            <text:p>00:59: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time" office:time-value="PT01H32M03S" calcext:value-type="time">
            <text:p>01:32: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time" office:time-value="PT01H24M24S" calcext:value-type="time">
            <text:p>01:24: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time" office:time-value="PT02H08M45S" calcext:value-type="time">
            <text:p>02:08: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formula="of:=SUM([.B2:.B10])" office:value-type="time" office:time-value="PT12H22M07S" calcext:value-type="time">
            <text:p>12:22:07</text:p>
          </table:table-cell>
          <table:table-cell table:formula="of:=SUM([.C2:.C10])" office:value-type="float" office:value="162" calcext:value-type="float">
            <text:p>162</text:p>
          </table:table-cell>
        </table:table-row>
      </table:table>
      <table:table table:name="structure_thesis" table:style-name="ta1">
        <table:table-column table:style-name="co1" table:default-cell-style-name="ce7"/>
        <table:table-column table:style-name="co2" table:default-cell-style-name="Default"/>
        <table:table-column table:style-name="co1" table:number-columns-repeated="62" table:default-cell-style-name="Default"/>
        <table:table-row table:style-name="ro1">
          <table:table-cell table:number-columns-repeated="4"/>
          <table:table-cell table:style-name="ce10" office:value-type="string" calcext:value-type="string">
            <text:p>Tage</text:p>
          </table:table-cell>
          <table:table-cell table:style-name="ce10" office:value-type="string" calcext:value-type="string">
            <text:p>Tage Total</text:p>
          </table:table-cell>
          <table:table-cell table:number-columns-repeated="58"/>
        </table:table-row>
        <table:table-row table:style-name="ro2">
          <table:table-cell table:style-name="ce8" office:value-type="string" calcext:value-type="string">
            <text:p>No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Pages</text:p>
          </table:table-cell>
          <table:table-cell table:style-name="ce9" office:value-type="string" calcext:value-type="string">
            <text:p>Plan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2" calcext:value-type="float">
            <text:p>22</text:p>
          </table:table-cell>
          <table:table-cell table:style-name="ce20" table:formula="of:=[.E2]/[.F2]" office:value-type="percentage" office:value="0.454545454545455" calcext:value-type="percentage">
            <text:p>45,45 %</text:p>
          </table:table-cell>
          <table:table-cell table:style-name="ce9" table:number-columns-repeated="5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bstract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Introduction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Theory</text:p>
          </table:table-cell>
          <table:table-cell table:style-name="ce10" table:formula="of:=SUM([.C6:.C9])" office:value-type="float" office:value="0" calcext:value-type="float">
            <text:p>0</text:p>
          </table:table-cell>
          <table:table-cell table:formula="of:=[.D6]+[.D7]+[.D8]+[.D9]" office:value-type="float" office:value="14" calcext:value-type="float">
            <text:p>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Information Seeking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Information Practices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Research Software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.4</text:p>
          </table:table-cell>
          <table:table-cell office:value-type="string" calcext:value-type="string">
            <text:p>Humanities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Research Design</text:p>
          </table:table-cell>
          <table:table-cell table:style-name="ce10" table:formula="of:=SUM([.C11:.C12])"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Data Collection</text:p>
          </table:table-cell>
          <table:table-cell table:style-name="ce11" office:value-type="float" office:value="3.5" calcext:value-type="float">
            <text:p>3,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Data Analysi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Findings</text:p>
          </table:table-cell>
          <table:table-cell table:style-name="ce10" table:formula="of:=SUM([.C14:.C17])" office:value-type="float" office:value="17.5" calcext:value-type="float">
            <text:p>17,5</text:p>
          </table:table-cell>
          <table:table-cell office:value-type="float" office:value="17.5" calcext:value-type="float">
            <text:p>17,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Field</text:p>
          </table:table-cell>
          <table:table-cell table:style-name="ce11" office:value-type="float" office:value="1.5" calcext:value-type="float">
            <text:p>1,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SW Us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IP Software</text:p>
          </table:table-cell>
          <table:table-cell table:style-name="ce11" office:value-type="float" office:value="7.5" calcext:value-type="float">
            <text:p>7,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4</text:p>
          </table:table-cell>
          <table:table-cell office:value-type="string" calcext:value-type="string">
            <text:p>Domain Factors</text:p>
          </table:table-cell>
          <table:table-cell table:style-name="ce11" office:value-type="float" office:value="6.5" calcext:value-type="float">
            <text:p>6,5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Discussion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onclusion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German Conclusion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9"/>
          <table:table-cell table:style-name="ce9" table:formula="of:=[.C20]+[.C19]+[.C18]+[.C13]+[.C10]+[.C5]+[.C4]+[.C3]" office:value-type="float" office:value="24" calcext:value-type="float">
            <text:p>24</text:p>
          </table:table-cell>
          <table:table-cell table:style-name="ce9" table:formula="of:=[.D20]+[.D19]+[.D18]+[.D13]+[.D5]+[.D4]+[.D3]+[.D10]" office:value-type="float" office:value="56" calcext:value-type="float">
            <text:p>56</text:p>
          </table:table-cell>
          <table:table-cell table:style-name="ce9" table:number-columns-repeated="2"/>
          <table:table-cell table:style-name="ce20" table:formula="of:=[.C21]/[.D21]" office:value-type="percentage" office:value="0.428571428571429" calcext:value-type="percentage">
            <text:p>42,86 %</text:p>
          </table:table-cell>
          <table:table-cell table:style-name="ce21" table:formula="of:=[.G21]-[.G2]" office:value-type="percentage" office:value="-0.025974025974026" calcext:value-type="percentage">
            <text:p>-2,60 %</text:p>
          </table:table-cell>
          <table:table-cell table:style-name="ce9" table:number-columns-repeated="56"/>
        </table:table-row>
        <table:table-row table:style-name="ro1">
          <table:table-cell table:number-columns-repeated="7"/>
          <table:table-cell table:style-name="ce23" table:formula="of:=[.H21]*[.D21]" office:value-type="float" office:value="-1.45454545454546" calcext:value-type="float">
            <text:p>-1,5</text:p>
          </table:table-cell>
          <table:table-cell table:number-columns-repeated="56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tructure_thesis.H21:structure_thesis.H21">
            <calcext:condition calcext:apply-style-name="Good" calcext:value="&gt;0" calcext:base-cell-address="structure_thesis.H21"/>
            <calcext:condition calcext:apply-style-name="Error" calcext:value="&lt;0" calcext:base-cell-address="structure_thesis.H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.00.0000</text:date>, <text:time style:data-style-name="N2" text:time-value="16:56:07.1827982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1.2$Linux_X86_64 LibreOffice_project/00$Build-2</meta:generator>
    <dc:date>2020-10-01T16:55:45.857313489</dc:date>
    <dc:creator>Ronny Gey</dc:creator>
    <meta:editing-duration>P5DT9H34M10S</meta:editing-duration>
    <meta:editing-cycles>65</meta:editing-cycles>
    <meta:document-statistic meta:table-count="2" meta:cell-count="113" meta:object-count="0"/>
  </office:meta>
</office:document-meta>
</file>